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50000016ED9577399EB3FA6F3.png" manifest:media-type="image/png"/>
  <manifest:file-entry manifest:full-path="Pictures/10000201000002D60000018401D4C27B2BB399C1.png" manifest:media-type="image/png"/>
  <manifest:file-entry manifest:full-path="Pictures/100002010000030500000178DEA70A2F97340075.png" manifest:media-type="image/png"/>
  <manifest:file-entry manifest:full-path="Pictures/10000201000004900000015E4DFA52E664019EC0.png" manifest:media-type="image/png"/>
  <manifest:file-entry manifest:full-path="Pictures/100002010000025A0000023A801806AE910FA0CA.png" manifest:media-type="image/png"/>
  <manifest:file-entry manifest:full-path="Pictures/100002010000042A000000C99A5998FA3DFDEA85.png" manifest:media-type="image/png"/>
  <manifest:file-entry manifest:full-path="Pictures/10000201000003F9000002B120AAB7CA43D219F3.png" manifest:media-type="image/png"/>
  <manifest:file-entry manifest:full-path="Pictures/10000201000004B1000001AA77D8679BF82275B3.png" manifest:media-type="image/png"/>
  <manifest:file-entry manifest:full-path="Pictures/100002010000034600000190E5C71BF97C7CE6B8.png" manifest:media-type="image/png"/>
  <manifest:file-entry manifest:full-path="Pictures/10000201000003C2000001AB405A6A887736AB05.png" manifest:media-type="image/png"/>
  <manifest:file-entry manifest:full-path="Pictures/10000201000003E0000001A3F5831C02742323A5.png" manifest:media-type="image/png"/>
  <manifest:file-entry manifest:full-path="Pictures/100002010000037C00000165A59BBB98B8924940.png" manifest:media-type="image/png"/>
  <manifest:file-entry manifest:full-path="Pictures/1000020100000347000001FA5C1759F7E747EB2E.png" manifest:media-type="image/png"/>
  <manifest:file-entry manifest:full-path="Pictures/10000201000002610000018D77C06E98EFF28C69.png" manifest:media-type="image/png"/>
  <manifest:file-entry manifest:full-path="Pictures/10000201000004B9000001F9724611F5B9980E12.png" manifest:media-type="image/png"/>
  <manifest:file-entry manifest:full-path="Pictures/10000201000004DF00000186B37B08F516820B17.png" manifest:media-type="image/png"/>
  <manifest:file-entry manifest:full-path="Pictures/100002010000039C00000178E892DDF883B2C3E8.png" manifest:media-type="image/png"/>
  <manifest:file-entry manifest:full-path="Pictures/10000201000002EE0000017B5EF78BDFB81C55EA.png" manifest:media-type="image/png"/>
  <manifest:file-entry manifest:full-path="Pictures/100002010000048400000164B6408039088F4692.png" manifest:media-type="image/png"/>
  <manifest:file-entry manifest:full-path="Pictures/100002010000030F0000023DEA4BDDEE59962DF5.png" manifest:media-type="image/png"/>
  <manifest:file-entry manifest:full-path="Pictures/10000201000002E200000179FCE3131CCF0BE0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7ca" officeooo:paragraph-rsid="001397ca"/>
    </style:style>
    <style:style style:name="P2" style:family="paragraph" style:parent-style-name="Standard">
      <style:text-properties officeooo:rsid="001776b1" officeooo:paragraph-rsid="001776b1"/>
    </style:style>
    <style:style style:name="P3" style:family="paragraph" style:parent-style-name="Standard">
      <style:text-properties fo:font-weight="bold" officeooo:rsid="001776b1" officeooo:paragraph-rsid="001776b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2" text:anchor-type="char" svg:width="6.9252in" svg:height="2.8925in" draw:z-index="0"><draw:image xlink:href="Pictures/10000201000004B9000001F9724611F5B9980E12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1" text:anchor-type="char" svg:width="6.9252in" svg:height="4.6909in" draw:z-index="9"><draw:image xlink:href="Pictures/10000201000003F9000002B120AAB7CA43D219F3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9252in" svg:height="2.1654in" draw:z-index="1"><draw:image xlink:href="Pictures/10000201000004DF00000186B37B08F516820B17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char" svg:width="6.9252in" svg:height="3.0736in" draw:z-index="2"><draw:image xlink:href="Pictures/10000201000003C2000001AB405A6A887736AB05.png" xlink:type="simple" xlink:show="embed" xlink:actuate="onLoad" loext:mime-type="image/png"/></draw:frame></text:p>
      <text:p text:style-name="P1"/>
      <text:p text:style-name="P1"><draw:frame draw:style-name="fr3" draw:name="Image5" text:anchor-type="char" svg:width="6.9252in" svg:height="2.9244in" draw:z-index="3"><draw:image xlink:href="Pictures/10000201000003E0000001A3F5831C02742323A5.png" xlink:type="simple" xlink:show="embed" xlink:actuate="onLoad" loext:mime-type="image/png"/></draw:frame></text:p>
      <text:p text:style-name="P1"/>
      <text:p text:style-name="P1"><draw:frame draw:style-name="fr3" draw:name="Image6" text:anchor-type="char" svg:width="6.9252in" svg:height="2.7717in" draw:z-index="4"><draw:image xlink:href="Pictures/100002010000037C00000165A59BBB98B8924940.png" xlink:type="simple" xlink:show="embed" xlink:actuate="onLoad" loext:mime-type="image/png"/></draw:frame><text:soft-page-break/></text:p>
      <text:p text:style-name="P1"/>
      <text:p text:style-name="P1"><draw:frame draw:style-name="fr3" draw:name="Image7" text:anchor-type="char" svg:width="6.9252in" svg:height="3.4992in" draw:z-index="5"><draw:image xlink:href="Pictures/10000201000002EE0000017B5EF78BDFB81C55EA.png" xlink:type="simple" xlink:show="embed" xlink:actuate="onLoad" loext:mime-type="image/png"/></draw:frame></text:p>
      <text:p text:style-name="P1"/>
      <text:p text:style-name="P1"><draw:frame draw:style-name="fr3" draw:name="Image8" text:anchor-type="char" svg:width="6.9252in" svg:height="1.3055in" draw:z-index="6"><draw:image xlink:href="Pictures/100002010000042A000000C99A5998FA3DFDEA85.png" xlink:type="simple" xlink:show="embed" xlink:actuate="onLoad" loext:mime-type="image/png"/></draw:frame></text:p>
      <text:p text:style-name="P1"/>
      <text:p text:style-name="P1"><draw:frame draw:style-name="fr1" draw:name="Image9" text:anchor-type="char" svg:width="6.9252in" svg:height="3.5374in" draw:z-index="7"><draw:image xlink:href="Pictures/10000201000002E200000179FCE3131CCF0BE070.png" xlink:type="simple" xlink:show="embed" xlink:actuate="onLoad" loext:mime-type="image/png"/></draw:frame><text:soft-page-break/></text:p>
      <text:p text:style-name="P1"/>
      <text:p text:style-name="P1"><draw:frame draw:style-name="fr3" draw:name="Image10" text:anchor-type="char" svg:width="6.9252in" svg:height="4.1764in" draw:z-index="8"><draw:image xlink:href="Pictures/1000020100000347000001FA5C1759F7E747EB2E.png" xlink:type="simple" xlink:show="embed" xlink:actuate="onLoad" loext:mime-type="image/png"/></draw:frame></text:p>
      <text:p text:style-name="P1"><draw:frame draw:style-name="fr1" draw:name="Image11" text:anchor-type="char" svg:width="6.9252in" svg:height="3.3047in" draw:z-index="10"><draw:image xlink:href="Pictures/100002010000034600000190E5C71BF97C7CE6B8.png" xlink:type="simple" xlink:show="embed" xlink:actuate="onLoad" loext:mime-type="image/png"/></draw:frame><text:soft-page-break/></text:p>
      <text:p text:style-name="P1"><draw:frame draw:style-name="fr3" draw:name="Image12" text:anchor-type="char" svg:width="6.9252in" svg:height="2.1319in" draw:z-index="11"><draw:image xlink:href="Pictures/100002010000048400000164B6408039088F4692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3" text:anchor-type="char" svg:width="6.9252in" svg:height="2.8173in" draw:z-index="12"><draw:image xlink:href="Pictures/100002010000039C00000178E892DDF883B2C3E8.png" xlink:type="simple" xlink:show="embed" xlink:actuate="onLoad" loext:mime-type="image/png"/></draw:frame></text:p>
      <text:p text:style-name="P3"><draw:frame draw:style-name="fr1" draw:name="Image21" text:anchor-type="char" svg:width="6.9252in" svg:height="2.0752in" draw:z-index="20"><draw:image xlink:href="Pictures/10000201000004900000015E4DFA52E664019EC0.png" xlink:type="simple" xlink:show="embed" xlink:actuate="onLoad" loext:mime-type="image/png"/></draw:frame><text:soft-page-break/></text:p>
      <text:p text:style-name="P3"><draw:frame draw:style-name="fr2" draw:name="Image20" text:anchor-type="char" svg:width="6.3437in" svg:height="4.1354in" draw:z-index="19"><draw:image xlink:href="Pictures/10000201000002610000018D77C06E98EFF28C69.png" xlink:type="simple" xlink:show="embed" xlink:actuate="onLoad" loext:mime-type="image/png"/></draw:frame></text:p>
      <text:p text:style-name="P3"><draw:frame draw:style-name="fr1" draw:name="Image19" text:anchor-type="char" svg:width="6.9252in" svg:height="2.4563in" draw:z-index="18"><draw:image xlink:href="Pictures/10000201000004B1000001AA77D8679BF82275B3.png" xlink:type="simple" xlink:show="embed" xlink:actuate="onLoad" loext:mime-type="image/png"/></draw:frame></text:p>
      <text:p text:style-name="P3"><draw:frame draw:style-name="fr1" draw:name="Image18" text:anchor-type="char" svg:width="6.9252in" svg:height="3.7008in" draw:z-index="17"><draw:image xlink:href="Pictures/10000201000002D60000018401D4C27B2BB399C1.png" xlink:type="simple" xlink:show="embed" xlink:actuate="onLoad" loext:mime-type="image/png"/></draw:frame><text:soft-page-break/></text:p>
      <text:p text:style-name="P3"><draw:frame draw:style-name="fr1" draw:name="Image17" text:anchor-type="char" svg:width="6.9252in" svg:height="2.1311in" draw:z-index="16"><draw:image xlink:href="Pictures/10000201000004A50000016ED9577399EB3FA6F3.png" xlink:type="simple" xlink:show="embed" xlink:actuate="onLoad" loext:mime-type="image/png"/></draw:frame></text:p>
      <text:p text:style-name="P3"/>
      <text:p text:style-name="P3">Git Fast forward Merge:</text:p>
      <text:p text:style-name="P3"><draw:frame draw:style-name="fr2" draw:name="Image16" text:anchor-type="char" svg:width="6.2709in" svg:height="5.9374in" draw:z-index="15"><draw:image xlink:href="Pictures/100002010000025A0000023A801806AE910FA0CA.png" xlink:type="simple" xlink:show="embed" xlink:actuate="onLoad" loext:mime-type="image/png"/></draw:frame><text:soft-page-break/></text:p>
      <text:p text:style-name="P3"/>
      <text:p text:style-name="P3">Git Three way Merge:</text:p>
      <text:p text:style-name="P2"><draw:frame draw:style-name="fr1" draw:name="Image15" text:anchor-type="char" svg:width="6.9252in" svg:height="5.0673in" draw:z-index="14"><draw:image xlink:href="Pictures/100002010000030F0000023DEA4BDDEE59962DF5.png" xlink:type="simple" xlink:show="embed" xlink:actuate="onLoad" loext:mime-type="image/png"/></draw:frame><text:soft-page-break/></text:p>
      <text:p text:style-name="P2"><draw:frame draw:style-name="fr1" draw:name="Image14" text:anchor-type="char" svg:width="6.9252in" svg:height="3.3681in" draw:z-index="13"><draw:image xlink:href="Pictures/100002010000030500000178DEA70A2F973400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16:42.411332860</meta:creation-date>
    <dc:date>2020-11-26T16:36:05.398161911</dc:date>
    <meta:editing-duration>PT12M57S</meta:editing-duration>
    <meta:editing-cycles>4</meta:editing-cycles>
    <meta:generator>LibreOffice/6.4.6.2$Linux_X86_64 LibreOffice_project/40$Build-2</meta:generator>
    <meta:document-statistic meta:table-count="0" meta:image-count="21" meta:object-count="0" meta:page-count="9" meta:paragraph-count="2" meta:word-count="8" meta:character-count="43" meta:non-whitespace-character-count="37"/>
  </office:meta>
</office:document-meta>
</file>